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gic:the Gathering" svg:font-family="'Magic:the Gathering'"/>
    <style:font-face style:name="Lucida Sans1" svg:font-family="'Lucida Sans'" style:font-family-generic="swiss"/>
    <style:font-face style:name="Roboto Lt" svg:font-family="'Roboto Lt'" style:font-pitch="variable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f331f" officeooo:paragraph-rsid="001f331f"/>
    </style:style>
    <style:style style:name="P2" style:family="paragraph" style:parent-style-name="Text_20_body">
      <style:text-properties style:font-name="Roboto Lt" fo:font-size="14pt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style:text-properties officeooo:rsid="002a37b8" officeooo:paragraph-rsid="001f331f"/>
    </style:style>
    <style:style style:name="P4" style:family="paragraph" style:parent-style-name="Text_20_body">
      <style:paragraph-properties fo:margin-top="0cm" fo:margin-bottom="0.035cm" loext:contextual-spacing="false" fo:line-height="120%" fo:text-align="start" style:justify-single-word="false" style:writing-mode="lr-tb"/>
      <style:text-properties officeooo:rsid="002a12e2"/>
    </style:style>
    <style:style style:name="P5" style:family="paragraph" style:parent-style-name="Text_20_body" style:list-style-name="L1">
      <style:text-properties style:font-name="Roboto Lt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 style:list-style-name="L2">
      <style:text-properties style:font-name="Roboto Lt" fo:font-size="12pt" fo:font-weight="normal" officeooo:rsid="0021e5a1" style:font-size-asian="12pt" style:font-weight-asian="normal" style:font-size-complex="12pt" style:font-weight-complex="normal"/>
    </style:style>
    <style:style style:name="P7" style:family="paragraph" style:parent-style-name="Text_20_body" style:list-style-name="L2">
      <style:text-properties style:font-name="Roboto Lt" fo:font-size="12pt" fo:font-weight="normal" officeooo:rsid="0021e5a1" officeooo:paragraph-rsid="0021e5a1" style:font-size-asian="12pt" style:font-weight-asian="normal" style:font-size-complex="12pt" style:font-weight-complex="normal"/>
    </style:style>
    <style:style style:name="P8" style:family="paragraph" style:parent-style-name="Text_20_body" style:list-style-name="L2">
      <style:text-properties style:font-name="Roboto Lt" fo:font-size="12pt" fo:font-weight="normal" officeooo:rsid="0021e5a1" officeooo:paragraph-rsid="003d453a" style:font-size-asian="12pt" style:font-weight-asian="normal" style:font-size-complex="12pt" style:font-weight-complex="normal"/>
    </style:style>
    <style:style style:name="P9" style:family="paragraph" style:parent-style-name="Text_20_body" style:list-style-name="L3">
      <style:text-properties style:font-name="Roboto Lt" fo:font-size="12pt" fo:font-weight="normal" officeooo:rsid="0025d81d" officeooo:paragraph-rsid="0025d81d" style:font-size-asian="12pt" style:font-weight-asian="normal" style:font-size-complex="12pt" style:font-weight-complex="normal"/>
    </style:style>
    <style:style style:name="P10" style:family="paragraph" style:parent-style-name="Text_20_body" style:list-style-name="L4">
      <style:text-properties style:font-name="Roboto Lt" fo:font-size="12pt" style:text-underline-style="none" fo:font-weight="normal" officeooo:rsid="0025d81d" officeooo:paragraph-rsid="0025d81d" style:font-size-asian="12pt" style:font-weight-asian="normal" style:font-size-complex="12pt" style:font-weight-complex="normal"/>
    </style:style>
    <style:style style:name="P11" style:family="paragraph" style:parent-style-name="Text_20_body" style:list-style-name="L6">
      <style:text-properties style:font-name="Roboto Lt" fo:font-size="12pt" style:text-underline-style="none" fo:font-weight="normal" officeooo:rsid="00274615" officeooo:paragraph-rsid="00274615" style:font-size-asian="12pt" style:font-weight-asian="normal" style:font-size-complex="12pt" style:font-weight-complex="normal"/>
    </style:style>
    <style:style style:name="P12" style:family="paragraph" style:parent-style-name="Text_20_body" style:list-style-name="L5">
      <style:text-properties style:font-name="Roboto Lt" fo:font-size="12pt" style:text-underline-style="solid" style:text-underline-width="auto" style:text-underline-color="font-color" fo:font-weight="normal" officeooo:rsid="00274615" officeooo:paragraph-rsid="00274615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Roboto Lt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 style:list-style-name="L6">
      <style:text-properties fo:font-style="italic" style:font-style-asian="italic" style:font-style-complex="italic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officeooo:rsid="001f331f" officeooo:paragraph-rsid="001f331f" style:text-blinking="false" fo:background-color="transparent"/>
    </style:style>
    <style:style style:name="P16" style:family="paragraph" style:parent-style-name="Footer">
      <style:paragraph-properties fo:text-align="center" style:justify-single-word="false"/>
      <style:text-properties officeooo:rsid="002a37b8" officeooo:paragraph-rsid="002a37b8"/>
    </style:style>
    <style:style style:name="P17" style:family="paragraph" style:parent-style-name="Heading_20_1">
      <style:paragraph-properties fo:margin-top="0cm" fo:margin-bottom="0.035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T1" style:family="text">
      <style:text-properties officeooo:rsid="001f331f"/>
    </style:style>
    <style:style style:name="T2" style:family="text">
      <style:text-properties officeooo:rsid="00200db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00db3"/>
    </style:style>
    <style:style style:name="T5" style:family="text">
      <style:text-properties fo:color="#a3238e"/>
    </style:style>
    <style:style style:name="T6" style:family="text">
      <style:text-properties officeooo:rsid="00302c0f"/>
    </style:style>
    <style:style style:name="T7" style:family="text">
      <style:text-properties officeooo:rsid="00310d34"/>
    </style:style>
    <style:style style:name="T8" style:family="text">
      <style:text-properties officeooo:rsid="00330740"/>
    </style:style>
    <style:style style:name="T9" style:family="text">
      <style:text-properties officeooo:rsid="0033ac97"/>
    </style:style>
    <style:style style:name="T10" style:family="text">
      <style:text-properties officeooo:rsid="00354b8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54b8f" style:font-weight-asian="bold" style:font-weight-complex="bold"/>
    </style:style>
    <style:style style:name="T13" style:family="text">
      <style:text-properties officeooo:rsid="00371c88"/>
    </style:style>
    <style:style style:name="T14" style:family="text">
      <style:text-properties officeooo:rsid="003838e3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838e3" style:font-style-asian="italic" style:font-style-complex="italic"/>
    </style:style>
    <style:style style:name="T17" style:family="text">
      <style:text-properties fo:font-style="italic" officeooo:rsid="003ce520" style:font-style-asian="italic" style:font-style-complex="italic"/>
    </style:style>
    <style:style style:name="T18" style:family="text">
      <style:text-properties fo:font-style="italic" officeooo:rsid="003ce86b" style:font-style-asian="italic" style:font-style-complex="italic"/>
    </style:style>
    <style:style style:name="T19" style:family="text">
      <style:text-properties fo:font-style="italic" officeooo:rsid="004334ef" style:font-style-asian="italic" style:font-style-complex="italic"/>
    </style:style>
    <style:style style:name="T20" style:family="text">
      <style:text-properties officeooo:rsid="003e68b8"/>
    </style:style>
    <style:style style:name="T21" style:family="text">
      <style:text-properties officeooo:rsid="004176db"/>
    </style:style>
    <style:style style:name="T22" style:family="text">
      <style:text-properties officeooo:rsid="004334ef"/>
    </style:style>
    <style:style style:name="T23" style:family="text">
      <style:text-properties fo:font-style="normal" officeooo:rsid="004334ef" style:font-style-asian="normal" style:font-style-complex="normal"/>
    </style:style>
    <style:style style:name="T24" style:family="text">
      <style:text-properties officeooo:rsid="0043af71"/>
    </style:style>
    <style:style style:name="T25" style:family="text">
      <style:text-properties officeooo:rsid="00443b31"/>
    </style:style>
    <style:style style:name="T26" style:family="text">
      <style:text-properties officeooo:rsid="0046208d"/>
    </style:style>
    <style:style style:name="T27" style:family="text">
      <style:text-properties officeooo:rsid="00477f40"/>
    </style:style>
    <style:style style:name="T28" style:family="text">
      <style:text-properties officeooo:rsid="004ae2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docs-internal-guid-819f9af5-7fff-dcec-6393-149ce2d7ba2f"/>Collection de cartes MTG</text:p>
      <text:h text:style-name="P17" text:outline-level="1">Etape <text:span text:style-name="T1">3</text:span> : <text:span text:style-name="T1">Alimentation des tables et requêtes</text:span></text:h>
      <text:p text:style-name="P4"/>
      <text:p text:style-name="P13">Vous <text:span text:style-name="T1">trouverez dans <text:s/>un sous-dossier ci-joint la correction des scripts de création de tables. En effet, nous avons rencontrer des erreurs lors de l’alimentation des tables qui provenait d’une mauvaise implémentation des contraintes sur <text:s/>certains champs. Vous trouverez également les scripts d’insertion pour chacun des langages SQL demandés , ainsi qu’un fichier contenant les requêtes pour les trois langages. Voici la liste des modifications apportées aux tables :</text:span></text:p>
      <text:list xml:id="list4112660512" text:style-name="L1">
        <text:list-item>
          <text:p text:style-name="P5"><text:span text:style-name="T4">Carte_Virtuelle</text:span><text:span text:style-name="T2"> :</text:span></text:p>
        </text:list-item>
      </text:list>
      <text:list xml:id="list360810807" text:style-name="L2">
        <text:list-item>
          <text:p text:style-name="P6"><text:span text:style-name="T6">A</text:span>jout d’une couleur ‘T’ dans les contraintes sur <text:span text:style-name="T15">carte_couleur</text:span> pour prendre en compte les cartes terrains ne possèd<text:span text:style-name="T7">ant</text:span> pas de couleur, mais sont indiqué comme possédant une couleur ‘terrain’ dans la base de donnée officiel de Magic The Gathering.</text:p>
        </text:list-item>
        <text:list-item>
          <text:p text:style-name="P7"><text:span text:style-name="T8">A</text:span>jout des type<text:span text:style-name="T9">s</text:span> sort, arpenteur, tribal, permanent dans la contrainte sur carte_type <text:span text:style-name="T10">de la table carte </text:span><text:span text:style-name="T12">carte_virtuelle</text:span>.</text:p>
        </text:list-item>
        <text:list-item>
          <text:p text:style-name="P8">Correction des contraintes sur <text:span text:style-name="T15">carte_endurance</text:span> et <text:span text:style-name="T15">carte_force</text:span> permettant de vérifier que la carte possède une endurance et une force <text:span text:style-name="T13">seulement</text:span> si c’est une créature. <text:span text:style-name="T14">Inversement</text:span> <text:span text:style-name="T16">carte_force</text:span><text:span text:style-name="T14"> et </text:span><text:span text:style-name="T16">carte_endurance</text:span> accepte<text:span text:style-name="T14">nt</text:span> <text:span text:style-name="T14">les</text:span> <text:span text:style-name="T17">NULL</text:span> que si ce n’est pas une créature. En effet, notre ancien code n’acceptait aucune valeur <text:span text:style-name="T18">NULL</text:span> même si ce n’était pas une créature.</text:p>
        </text:list-item>
      </text:list>
      <text:list xml:id="list3744235336" text:style-name="L3">
        <text:list-item>
          <text:p text:style-name="P9"><text:span text:style-name="T4">C</text:span><text:span text:style-name="T3">arte_Langue :</text:span></text:p>
        </text:list-item>
      </text:list>
      <text:list xml:id="list2058796391" text:style-name="L4">
        <text:list-item>
          <text:p text:style-name="P10">Modification du nombre de caractères possible pour <text:span text:style-name="T15">carte_texte</text:span>, en effet les 100 caractères étaient trop court pour certaines cartes. Nous l’avons donc mis <text:span text:style-name="T20">à</text:span> 500 pour avoir de la marge.</text:p>
        </text:list-item>
      </text:list>
      <text:list xml:id="list3739372966" text:style-name="L5">
        <text:list-item>
          <text:p text:style-name="P12">Create sequence :</text:p>
        </text:list-item>
      </text:list>
      <text:list xml:id="list4269910950" text:style-name="L6">
        <text:list-item>
          <text:p text:style-name="P11"><text:span text:style-name="T28">Afin</text:span> <text:span text:style-name="T28">d’</text:span>éviter les problèmes des séquences qui ne se <text:span text:style-name="T21">réinitialisent</text:span> pas à 1 <text:span text:style-name="T22">après un </text:span><text:span text:style-name="T19">drop </text:span><text:span text:style-name="T23">d’une table</text:span>, nous avons ajout<text:span text:style-name="T24">é</text:span> l’<text:span text:style-name="T25">instruction</text:span> suivant<text:span text:style-name="T26">e</text:span> à chaque séquence: </text:p>
          <text:list>
            <text:list-header>
              <text:p text:style-name="P14"><text:span text:style-name="T5">CREATE SEQUENCE</text:span> nom_de_sequence <text:span text:style-name="T5">START</text:span> <text:span text:style-name="T5">WITH</text:span> 1 <text:span text:style-name="T5">INCREMENT</text:span> <text:span text:style-name="T5">BY</text:span> 1; </text:p>
            </text:list-header>
          </text:list>
        </text:list-item>
      </text:list>
      <text:p text:style-name="P2"/>
      <text:p text:style-name="P1"/>
      <text:p text:style-name="P1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gic:the Gathering" svg:font-family="'Magic:the Gathering'"/>
    <style:font-face style:name="Lucida Sans1" svg:font-family="'Lucida Sans'" style:font-family-generic="swiss"/>
    <style:font-face style:name="Roboto Lt" svg:font-family="'Roboto Lt'" style:font-pitch="variable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a37b8" officeooo:paragraph-rsid="002a37b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ahina Rakotomanampison, Sonny Randriamanga, Valentin Thomas ,Oriane Dejoi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0:18:35.843000000</meta:creation-date>
    <dc:date>2018-11-27T21:23:26.468718179</dc:date>
    <meta:editing-duration>PT26M42S</meta:editing-duration>
    <meta:editing-cycles>44</meta:editing-cycles>
    <meta:generator>LibreOffice/6.0.6.2$Linux_X86_64 LibreOffice_project/00m0$Build-2</meta:generator>
    <meta:document-statistic meta:table-count="0" meta:image-count="0" meta:object-count="0" meta:page-count="2" meta:paragraph-count="13" meta:word-count="278" meta:character-count="1802" meta:non-whitespace-character-count="1541"/>
  </office:meta>
</office:document-meta>
</file>